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08080" style:font-name="Courier New" fo:font-size="20pt" fo:font-weight="bold" officeooo:rsid="00003005" officeooo:paragraph-rsid="00003005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fo:color="#808080" style:font-name="Courier New" fo:font-size="20pt" fo:font-weight="bold" officeooo:rsid="00003005" officeooo:paragraph-rsid="00003005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808080" style:font-name="Courier New" fo:font-size="20pt" fo:language="ru" fo:country="RU" fo:font-weight="bold" officeooo:rsid="00041a22" officeooo:paragraph-rsid="00041a22" style:font-size-asian="20pt" style:font-weight-asian="bold" style:font-size-complex="20pt" style:font-weight-complex="bold"/>
    </style:style>
    <style:style style:name="T1" style:family="text">
      <style:text-properties fo:language="en" fo:country="US" officeooo:rsid="0003a6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Некоторые неспецифические алгоритмы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20<text:span text:style-name="T1">20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 LibreOffice_project/5896ab1714085361c45cf540f76f60673dd96a72</meta:generator>
    <dc:date>2020-11-29T01:27:27.360000000</dc:date>
    <meta:editing-duration>PT8M23S</meta:editing-duration>
    <meta:editing-cycles>7</meta:editing-cycles>
    <meta:document-statistic meta:table-count="0" meta:image-count="0" meta:object-count="0" meta:page-count="2" meta:paragraph-count="2" meta:word-count="4" meta:character-count="39" meta:non-whitespace-character-count="37"/>
  </office:meta>
</office:document-meta>
</file>